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sblackmo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carmon1@poets.whittier.edu</text:p>
          </table:table-cell>
          <table:table-cell table:formula="of:=16/25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mcarrasc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ac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davis5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Jayden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jdelmar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dera</text:p>
          </table:table-cell>
          <table:table-cell office:value-type="string" calcext:value-type="string">
            <text:p>jedera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Escandon</text:p>
          </table:table-cell>
          <table:table-cell office:value-type="string" calcext:value-type="string">
            <text:p>aescan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Helguera</text:p>
          </table:table-cell>
          <table:table-cell office:value-type="string" calcext:value-type="string">
            <text:p>mhelguer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ayz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hindi@poets.whittier.edu</text:p>
          </table:table-cell>
          <table:table-cell table:formula="of:=20.5/25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jhodgson@poets.whittier.edu</text:p>
          </table:table-cell>
          <table:table-cell table:formula="of:=18.5/25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Alexie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hurta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johnso6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marti22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aner</text:p>
          </table:table-cell>
          <table:table-cell office:value-type="string" calcext:value-type="string">
            <text:p>epaner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kpiaggio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lexys</text:p>
          </table:table-cell>
          <table:table-cell office:value-type="string" calcext:value-type="string">
            <text:p>Puche</text:p>
          </table:table-cell>
          <table:table-cell office:value-type="string" calcext:value-type="string">
            <text:p>apuche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hquintas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tquintas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ramirez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esaenz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chicker</text:p>
          </table:table-cell>
          <table:table-cell office:value-type="string" calcext:value-type="string">
            <text:p>rschicke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ouffer</text:p>
          </table:table-cell>
          <table:table-cell office:value-type="string" calcext:value-type="string">
            <text:p>jstouffe@poets.whittier.edu</text:p>
          </table:table-cell>
          <table:table-cell table:formula="of:=16/25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Umstead</text:p>
          </table:table-cell>
          <table:table-cell office:value-type="string" calcext:value-type="string">
            <text:p>cumstead@poets.whittier.edu</text:p>
          </table:table-cell>
          <table:table-cell table:formula="of:=25/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fzavala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3T16:57:14</meta:creation-date>
    <dc:date>2022-10-27T16:14:17.135136249</dc:date>
    <meta:editing-duration>PT5H49M55S</meta:editing-duration>
    <meta:editing-cycles>24</meta:editing-cycles>
    <meta:document-statistic meta:table-count="1" meta:cell-count="100" meta:object-count="0"/>
  </office:meta>
</office:document-meta>
</file>